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style:font-name-complex="Arial1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weight="normal" style:font-weight-asian="normal" style:font-name-complex="Arial1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tyle="normal" fo:font-weight="normal" style:font-style-asian="normal" style:font-weight-asian="normal" style:font-name-complex="Arial1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tyle="normal" style:font-style-asian="normal" style:font-name-complex="Arial1" style:font-style-complex="normal"/>
    </style:style>
    <style:style style:name="P6" style:family="paragraph" style:parent-style-name="Standard" style:master-page-name="Standard">
      <style:paragraph-properties fo:margin-left="0cm" fo:margin-right="0cm" fo:text-align="justify" style:justify-single-word="false" fo:text-indent="0cm" style:auto-text-indent="false" style:page-number="auto"/>
    </style:style>
    <style:style style:name="T1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2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4" style:family="text">
      <style:text-properties style:font-name="Arial" fo:font-size="12pt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5" style:family="text">
      <style:text-properties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<text:span text:style-name="T1">5.<text:tab/>Requisitos não funcionais</text:span></text:p>
      <text:p text:style-name="P1"><text:span text:style-name="T2"><text:tab/>Este capítulo tem como objetivo caracterizar os requisitos não funcionais do sistema. Estes requisitos caracterizam restrições ao sistema e funções de natureza não críticas ao mesmo, promovendo uma melhor experiência para os usuários.</text:span></text:p>
      <text:p text:style-name="P2"/>
      <text:p text:style-name="P1"><text:span text:style-name="T3">5.1.<text:tab/>Requisitos de facilidade de uso</text:span></text:p>
      <text:p text:style-name="P2"/>
      <text:p text:style-name="P1"><text:span text:style-name="T2"><text:tab/>O sistema tem como característica uma interface amigavel ao usuário. Não é necessário conhecimento técnico nem extenso treinamento prévio para a operabilidade do sistema. É reforçado tal requisito com caracteristicas como: interface moderna, simples e objetiva; uso de periféricos como mouse e teclado pera maior assimilariedade entre usuário e interface.</text:span></text:p>
      <text:p text:style-name="P2"/>
      <text:p text:style-name="P1"><text:span text:style-name="T3">5.2.<text:tab/>Requisitos de performance</text:span></text:p>
      <text:p text:style-name="P2"/>
      <text:p text:style-name="P1"><text:span text:style-name="T3"><text:tab/></text:span><text:span text:style-name="T2">É necessário para o sistema uma performance aceitável para o ambiente em que se encontra, isto é, não mais do que cinco segundos no máximo para o processamento da informação. Como o sistema trabalha com poucos dados e um banco de dados rapido, não é esperado que um cadastro passe deste limite em situações normais de uso.</text:span></text:p>
      <text:p text:style-name="P3"/>
      <text:p text:style-name="P1"><text:span text:style-name="T3">5.3.<text:tab/>Requisitos de Confiabilidade</text:span></text:p>
      <text:p text:style-name="P2"/>
      <text:p text:style-name="P1"><text:span text:style-name="T3"><text:tab/></text:span><text:span text:style-name="T2">A confiabilidade do sistema é de grande importância. O controle de estoque é um importante departamento para o funcionamento de uma empresa e é esperado que o sistema funcione sem erros ou crashs, além de oferecer segurança dos dados operados.</text:span></text:p>
      <text:p text:style-name="P3"/>
      <text:p text:style-name="P1"><text:span text:style-name="T3">5.4.<text:tab/>Requisitos de Portabilidade</text:span></text:p>
      <text:p text:style-name="P2"/>
      <text:p text:style-name="P1"><text:span text:style-name="T3"><text:tab/></text:span><text:span text:style-name="T2">O sistema não oferece capacidades de portabilidade para sistemas mobile, MacOS ou Linux na data de entrega. Tal requisito poderá ser reestruturado em data posterior.</text:span></text:p>
      <text:p text:style-name="P3"/>
      <text:p text:style-name="P1"><text:span text:style-name="T3">5.5.<text:tab/>Requisitos Organizacionais</text:span></text:p>
      <text:p text:style-name="P2"/>
      <text:p text:style-name="P1"><text:span text:style-name="T3"><text:tab/></text:span><text:span text:style-name="T2">O sistema estará entregue e pronto para operação precisamente no dia 29/11/2015 (</text:span><text:span text:style-name="T4">vinte e nove de novembro, de dois mil e quinze</text:span><text:span text:style-name="T5">).</text:span></text:p>
      <text:p text:style-name="P4"/>
      <text:p text:style-name="P1"><text:span text:style-name="T6">5.6.<text:tab/>Requisitos Externos</text:span></text:p>
      <text:p text:style-name="P5"/>
      <text:p text:style-name="P1"><text:span text:style-name="T6"><text:tab/></text:span><text:span text:style-name="T5">O sistema tem o objetivo de ser direto e transparente no seu escopo. Seu código usa de bibliotecas livres e uma licença básica de banco de dados. O sistema maneja dados de forma a cumprir diretrizes básicas de privacidade e segurança da empre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23:16:00</meta:creation-date>
    <meta:initial-creator>Giovanni Armane</meta:initial-creator>
    <dc:language>pt-BR</dc:language>
    <dc:date>2015-11-29T20:09:43</dc:date>
    <meta:editing-cycles>6</meta:editing-cycles>
    <meta:editing-duration>PT42M</meta:editing-duration>
    <meta:generator>LibreOffice/5.0.3.2$Linux_X86_64 LibreOffice_project/00m0$Build-2</meta:generator>
    <meta:document-statistic meta:table-count="0" meta:image-count="0" meta:object-count="0" meta:page-count="1" meta:paragraph-count="14" meta:word-count="298" meta:character-count="1914" meta:non-whitespace-character-count="16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